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2.75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4cm"/>
    </style:style>
    <style:style style:name="gr9" style:family="graphic" style:parent-style-name="standard">
      <style:graphic-properties draw:textarea-horizontal-align="justify" draw:textarea-vertical-align="middle" draw:auto-grow-height="false" fo:min-height="0.4cm" fo:min-width="2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cm" svg:height="2.8cm" svg:x="11.9cm" svg:y="2.1cm">
          <text:p text:style-name="P1">Terrai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2cm" svg:x="4.1cm" svg:y="3.1cm">
          <text:p text:style-name="P1">AI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9cm" svg:height="1.9cm" svg:x="7.6cm" svg:y="6.8cm">
          <text:p text:style-name="P1">Layer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4cm" svg:height="2.1cm" svg:x="16.7cm" svg:y="15.6cm">
          <text:p text:style-name="P1">Orc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6cm" svg:height="2cm" svg:x="23.2cm" svg:y="2.5cm">
          <text:p text:style-name="P1">Path Find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6cm" svg:height="2.3cm" svg:x="12.3cm" svg:y="11cm">
          <text:p text:style-name="P1">vector&lt;AI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.6cm" svg:y1="4.9cm" svg:x2="22.1cm" svg:y2="8.5cm" draw:start-shape="id1" draw:start-glue-point="2" draw:end-shape="id2" draw:end-glue-point="4" svg:d="M14600 4900v1800h7500v1800" svg:viewBox="0 0 7501 3601">
          <text:p/>
        </draw:connector>
        <draw:connector draw:style-name="gr7" draw:text-style-name="P1" draw:layer="layout" draw:line-skew="1.8cm" svg:x1="6.05cm" svg:y1="5.1cm" svg:x2="14.6cm" svg:y2="11cm" draw:start-shape="id3" draw:start-glue-point="2" draw:end-shape="id4" draw:end-glue-point="4" svg:d="M6050 5100v4750h8550v1150" svg:viewBox="0 0 8551 5901">
          <text:p/>
        </draw:connector>
        <draw:connector draw:style-name="gr7" draw:text-style-name="P1" draw:layer="layout" svg:x1="23.6cm" svg:y1="13.15cm" svg:x2="18.9cm" svg:y2="15.6cm" draw:start-shape="id5" draw:start-glue-point="3" draw:end-shape="id6" draw:end-glue-point="0" svg:d="M23600 13150h-4700v2450" svg:viewBox="0 0 4701 2451">
          <text:p/>
        </draw:connector>
        <draw:connector draw:style-name="gr7" draw:text-style-name="P1" draw:layer="layout" draw:line-skew="0.05cm" svg:x1="9.55cm" svg:y1="6.8cm" svg:x2="6.05cm" svg:y2="5.1cm" draw:start-shape="id7" draw:start-glue-point="0" draw:end-shape="id3" draw:end-glue-point="2" svg:d="M9550 6800v-800h-3500v-900" svg:viewBox="0 0 3501 1701">
          <text:p/>
        </draw:connector>
        <draw:connector draw:style-name="gr7" draw:text-style-name="P1" draw:layer="layout" svg:x1="14.6cm" svg:y1="13.3cm" svg:x2="18.9cm" svg:y2="15.6cm" draw:start-shape="id4" draw:start-glue-point="8" draw:end-shape="id6" draw:end-glue-point="0" svg:d="M14600 13300v1151h4300v1149" svg:viewBox="0 0 4301 2301">
          <text:p/>
        </draw:connector>
        <draw:connector draw:style-name="gr7" draw:text-style-name="P1" draw:layer="layout" svg:x1="17.3cm" svg:y1="3.5cm" svg:x2="23.2cm" svg:y2="3.5cm" draw:start-shape="id1" draw:start-glue-point="1" draw:end-shape="id8" draw:end-glue-point="3" svg:d="M17300 3500h5900" svg:viewBox="0 0 5901 1">
          <text:p/>
        </draw:connector>
        <draw:custom-shape draw:style-name="gr8" draw:text-style-name="P1" xml:id="id5" draw:id="id5" draw:layer="layout" svg:width="4.5cm" svg:height="2.1cm" svg:x="23.6cm" svg:y="12.1cm">
          <text:p text:style-name="P1">Maze Fin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5cm" svg:y1="4.5cm" svg:x2="25.85cm" svg:y2="12.1cm" draw:start-shape="id8" draw:start-glue-point="2" draw:end-shape="id5" svg:d="M25000 4500v3800h850v3800" svg:viewBox="0 0 851 7601">
          <text:p/>
        </draw:connector>
        <draw:custom-shape draw:style-name="gr9" draw:text-style-name="P1" xml:id="id2" draw:id="id2" draw:layer="layout" svg:width="6.2cm" svg:height="1.3cm" svg:x="19cm" svg:y="8.5cm">
          <text:p text:style-name="P1">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.6cm" svg:y1="4.9cm" svg:x2="14.6cm" svg:y2="11cm" draw:start-shape="id1" draw:start-glue-point="2" draw:end-shape="id4" svg:d="M14600 4900v6100" svg:viewBox="0 0 1 6101">
          <text:p/>
        </draw:connector>
        <draw:connector draw:style-name="gr7" draw:text-style-name="P1" draw:layer="layout" svg:x1="19cm" svg:y1="9.15cm" svg:x2="16.9cm" svg:y2="12.15cm" draw:start-shape="id2" draw:end-shape="id4" draw:end-glue-point="10" svg:d="M19000 9150h-1049v3000h-1051" svg:viewBox="0 0 2101 3001">
          <text:p/>
        </draw:connector>
        <draw:connector draw:style-name="gr7" draw:text-style-name="P1" draw:layer="layout" svg:x1="11.5cm" svg:y1="7.75cm" svg:x2="19cm" svg:y2="9.15cm" draw:start-shape="id7" draw:start-glue-point="1" draw:end-shape="id2" draw:end-glue-point="5" svg:d="M11500 7750h3750v1400h3750" svg:viewBox="0 0 75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4:12:47.049679263</meta:creation-date>
    <dc:date>2016-12-18T14:43:47.028745449</dc:date>
    <meta:editing-duration>PT16S</meta:editing-duration>
    <meta:editing-cycles>1</meta:editing-cycles>
    <meta:document-statistic meta:object-count="18"/>
    <meta:generator>LibreOffice/5.2.3.3$Linux_X86_64 LibreOffice_project/20m0$Build-3</meta:generator>
  </office:meta>
</office:document-meta>
</file>